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8.54pt"/>
    </style:style>
    <style:style style:name="co2" style:family="table-column">
      <style:table-column-properties fo:break-before="auto" style:column-width="246.56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187.91pt"/>
    </style:style>
    <style:style style:name="co5" style:family="table-column">
      <style:table-column-properties fo:break-before="auto" style:column-width="216.45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49.8pt"/>
    </style:style>
    <style:style style:name="ro1" style:family="table-row">
      <style:table-row-properties style:row-height="54.71pt" fo:break-before="auto" style:use-optimal-row-height="false"/>
    </style:style>
    <style:style style:name="ro2" style:family="table-row">
      <style:table-row-properties style:row-height="16.44pt" fo:break-before="auto" style:use-optimal-row-height="false"/>
    </style:style>
    <style:style style:name="ro3" style:family="table-row">
      <style:table-row-properties style:row-height="29.96pt" fo:break-before="auto" style:use-optimal-row-height="false"/>
    </style:style>
    <style:style style:name="ro4" style:family="table-row">
      <style:table-row-properties style:row-height="15.79pt" fo:break-before="auto" style:use-optimal-row-height="false"/>
    </style:style>
    <style:style style:name="ta1" style:family="table" style:master-page-name="PageStyle_5f_A191117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7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191117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10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Components Additional Inf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1,C2,C3,C4,C17,C23,C24,C25,C26,C27,C28,C29,C31,C32,C34,C35,C36,C39,C41,C42,C43,C44,C48</text:p>
          </table:table-cell>
          <table:table-cell table:style-name="ce2" office:value-type="string" calcext:value-type="string">
            <text:p>SMD 04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00nF</text:p>
          </table:table-cell>
          <table:table-cell table:style-name="ce6" office:value-type="string" calcext:value-type="string">
            <text:p>Ceramic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C18,C19,C51,C22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7uF</text:p>
          </table:table-cell>
          <table:table-cell table:style-name="ce6" office:value-type="string" calcext:value-type="string">
            <text:p>Ceramic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2" office:value-type="string" calcext:value-type="string">
            <text:p>C30,C38,C45</text:p>
          </table:table-cell>
          <table:table-cell table:style-name="ce2" office:value-type="string" calcext:value-type="string">
            <text:p>Radial_D6.3_L11.2_P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uF</text:p>
          </table:table-cell>
          <table:table-cell table:style-name="ce6" office:value-type="string" calcext:value-type="string">
            <text:p>16V Electrolytic - Radial - Diameter: 6.3mm - 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C46,C47</text:p>
          </table:table-cell>
          <table:table-cell table:style-name="ce2" office:value-type="string" calcext:value-type="string">
            <text:p>SMD 04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nF</text:p>
          </table:table-cell>
          <table:table-cell table:style-name="ce6" office:value-type="string" calcext:value-type="string">
            <text:p>Ceramic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6" office:value-type="string" calcext:value-type="string">
            <text:p>Ceramic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C6,C12,C13,C15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uF</text:p>
          </table:table-cell>
          <table:table-cell table:style-name="ce6" office:value-type="string" calcext:value-type="string">
            <text:p>Ceramic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C7,C49,C50</text:p>
          </table:table-cell>
          <table:table-cell table:style-name="ce2" office:value-type="string" calcext:value-type="string">
            <text:p>SMD 04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uF</text:p>
          </table:table-cell>
          <table:table-cell table:style-name="ce6" office:value-type="string" calcext:value-type="string">
            <text:p>Ceramic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C8,C11,C14,C16,C20,C21,C33,C37,C40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00nF</text:p>
          </table:table-cell>
          <table:table-cell table:style-name="ce6" office:value-type="string" calcext:value-type="string">
            <text:p>Ceramic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C9,C10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pF</text:p>
          </table:table-cell>
          <table:table-cell table:style-name="ce6" office:value-type="string" calcext:value-type="string">
            <text:p>Ceramic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D4,D5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T54S</text:p>
          </table:table-cell>
          <table:table-cell table:style-name="ce6" office:value-type="string" calcext:value-type="string">
            <text:p>BAT54S ONLY!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D6,D1,D2,D3</text:p>
          </table:table-cell>
          <table:table-cell table:style-name="ce2" office:value-type="string" calcext:value-type="string">
            <text:p>DO-214A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S12</text:p>
          </table:table-cell>
          <table:table-cell table:style-name="ce6" office:value-type="string" calcext:value-type="string">
            <text:p>SS12/13/14/15/16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SMD 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F-NSMF050</text:p>
          </table:table-cell>
          <table:table-cell table:style-name="ce6" office:value-type="string" calcext:value-type="string">
            <text:p>500mA Polyfus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Pin_Header_Straight_1x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PIO1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Pin_Header_Straight_1x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T OSC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microSD socket TF-0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cro_SD_Card</text:p>
          </table:table-cell>
          <table:table-cell table:style-name="ce6"/>
          <table:table-cell table:style-name="ce9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SD "full size" soc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D_Card</text:p>
          </table:table-cell>
          <table:table-cell table:style-name="ce6"/>
          <table:table-cell table:style-name="ce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Pin_Header_Straight_1x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ST2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Pin_Header_Straight_1x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ST1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DC BARREL_J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V Ext DC In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USB_B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Pin_Header_Straight_1x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D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Pin_Header_Straight_1x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rial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IDC_Header_Straight_10pins (2*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ERA-JTAG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IDC_Header_Straight_10pins (2*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ERA-AS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Pin_Header_Straight_2x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PIO2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DSUB-15-Fema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GA</text:p>
          </table:table-cell>
          <table:table-cell table:style-name="ce2" office:value-type="string" calcext:value-type="string">
            <text:p>DSUB-15-Female 3 Rows</text:p>
          </table:table-cell>
          <table:table-cell table:style-name="ce9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Mini DIN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/2 Keyboard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Pin_Header_Straight_1x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OT1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P2</text:p>
          </table:table-cell>
          <table:table-cell table:style-name="ce2" office:value-type="string" calcext:value-type="string">
            <text:p>Pin_Header_Straight_1x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GA_R1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P3</text:p>
          </table:table-cell>
          <table:table-cell table:style-name="ce2" office:value-type="string" calcext:value-type="string">
            <text:p>Pin_Header_Straight_1x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GA_G1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P4</text:p>
          </table:table-cell>
          <table:table-cell table:style-name="ce2" office:value-type="string" calcext:value-type="string">
            <text:p>Pin_Header_Straight_1x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GA_B1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JP5</text:p>
          </table:table-cell>
          <table:table-cell table:style-name="ce2" office:value-type="string" calcext:value-type="string">
            <text:p>Pin_Header_Straight_1x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BPW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MD 10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LV25T-R47J-PF</text:p>
          </table:table-cell>
          <table:table-cell table:style-name="ce6" office:value-type="string" calcext:value-type="string">
            <text:p>470nH inductor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LD1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B1</text:p>
          </table:table-cell>
          <table:table-cell table:style-name="ce6" office:value-type="string" calcext:value-type="string">
            <text:p>Suggested color: Yellow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LD2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2</text:p>
          </table:table-cell>
          <table:table-cell table:style-name="ce6" office:value-type="string" calcext:value-type="string">
            <text:p>Suggested color: Red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LD3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1</text:p>
          </table:table-cell>
          <table:table-cell table:style-name="ce6" office:value-type="string" calcext:value-type="string">
            <text:p>Suggested color: Red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LD4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3</text:p>
          </table:table-cell>
          <table:table-cell table:style-name="ce6" office:value-type="string" calcext:value-type="string">
            <text:p>Suggested color: Red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LD5</text:p>
          </table:table-cell>
          <table:table-cell table:style-name="ce2" office:value-type="string" calcext:value-type="string">
            <text:p>4 digit 2841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41AS</text:p>
          </table:table-cell>
          <table:table-cell table:style-name="ce6" office:value-type="string" calcext:value-type="string">
            <text:p>0.28 Inch common cathode 4 digit</text:p>
          </table:table-cell>
          <table:table-cell table:style-name="ce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D6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_OE</text:p>
          </table:table-cell>
          <table:table-cell table:style-name="ce6" office:value-type="string" calcext:value-type="string">
            <text:p>Suggested color: Red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LD7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4</text:p>
          </table:table-cell>
          <table:table-cell table:style-name="ce6" office:value-type="string" calcext:value-type="string">
            <text:p>Suggested color: Red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LD8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</text:p>
          </table:table-cell>
          <table:table-cell table:style-name="ce6" office:value-type="string" calcext:value-type="string">
            <text:p>Suggested color: Gree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SMD 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MBT2907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Q2,Q3,Q4,Q5,Q6</text:p>
          </table:table-cell>
          <table:table-cell table:style-name="ce2" office:value-type="string" calcext:value-type="string">
            <text:p>SMD SOT-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MBT2222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1,R16,R17,R18,R19,R48,R53,R61,R63,R65,R78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70" calcext:value-type="float">
            <text:p>470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12,R13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14,R72,R73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7k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5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2,R50,R69,R70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k7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20,R21,R22,R23,R24,R25,R26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8" calcext:value-type="float">
            <text:p>68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28,R30,R31,R33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3,R5,R11,R27,R29,R32,R34,R38,R39,R40,R43,R44,R45,R51,R52,R54,R56,R58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0k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4,R6,R7,R35,R36,R37,R46,R71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k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2k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42,R47,R49,R55,R57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3k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59,R60,R66,R68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0" calcext:value-type="float">
            <text:p>220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62,R64,R67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80" calcext:value-type="float">
            <text:p>680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74,R75,R76,R77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K2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R8,R9,R10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style-name="ce7" office:value-type="percentage" office:value="0.05" calcext:value-type="percentage">
            <text:p>5%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R1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10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_CLRn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2" office:value-type="string" calcext:value-type="string">
            <text:p>SW11</text:p>
          </table:table-cell>
          <table:table-cell table:style-name="ce2" office:value-type="string" calcext:value-type="string">
            <text:p>SW_S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V_OE</text:p>
          </table:table-cell>
          <table:table-cell table:style-name="ce6" office:value-type="string" calcext:value-type="string">
            <text:p>SS-12D00 - SPST mini vert switch (Pitch=2.54mm)</text:p>
          </table:table-cell>
          <table:table-cell table:style-name="ce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W12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CONFIG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3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ST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4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R2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R3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6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R4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R5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8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R6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SW9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R7</text:p>
          </table:table-cell>
          <table:table-cell table:style-name="ce6" office:value-type="string" calcext:value-type="string">
            <text:p>6mm*6mm*5mm push butto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QFP-48 (7x7mm_Pitch0.5mm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M32F103C8T6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LQFP-144 (20x20mm_Pitch0.5mm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P2C5T144C8N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OIC-14 (3.9x8,6mm_Pitch1.27mm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LVC14</text:p>
          </table:table-cell>
          <table:table-cell table:style-name="ce6" office:value-type="string" calcext:value-type="string">
            <text:p>SOIC/SO-14 (Narrow - body width 3.9 mm)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OIC-8 (3.9x4.9mm_Pitch1.27mm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PCS4</text:p>
          </table:table-cell>
          <table:table-cell table:style-name="ce6" office:value-type="string" calcext:value-type="string">
            <text:p>SOIC/SO-8 (Narrow - body width 3.9 mm)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SMD 32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MHz Osc.</text:p>
          </table:table-cell>
          <table:table-cell table:style-name="ce6" office:value-type="string" calcext:value-type="string">
            <text:p>Active oscillator</text:p>
          </table:table-cell>
          <table:table-cell table:style-name="ce9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SOP-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6C4008-55SIN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TO-2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S1117CD-3.3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4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SOT-2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S1117-1.2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HC-49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MHz</text:p>
          </table:table-cell>
          <table:table-cell table:style-name="ce6" office:value-type="string" calcext:value-type="string">
            <text:p>Quartz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in Header Jump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n Header Jumper</text:p>
          </table:table-cell>
          <table:table-cell table:style-name="ce6" office:value-type="string" calcext:value-type="string">
            <text:p>Pitch: 2.54mm</text:p>
          </table:table-cell>
          <table:table-cell table:style-name="ce9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<text:span text:style-name="T1">Components Additional Info</text:span><text:span text:style-name="T2">: it means that an "example" datasheet is present for reference</text:span></text:p>
          </table:table-cell>
          <table:table-cell table:number-columns-repeated="1023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A191117.$A$1" table:cell-range-address="$A191117.$A$1:.$F$81"/>
        </table:named-expressions>
      </table:table>
      <table:named-expressions/>
      <table:database-ranges>
        <table:database-range table:name="__Anonymous_Sheet_DB__0" table:target-range-address="A191117.A1:A191117.F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€ 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 style:data-style-name="N2" text:time-value="14:26:52.7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191117" style:display-name="PageStyle_A1911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4:28:12.929000000</meta:creation-date>
    <meta:editing-duration>P0D</meta:editing-duration>
    <meta:editing-cycles>1</meta:editing-cycles>
    <meta:generator>LibreOffice/5.1.3.2$Windows_x86 LibreOffice_project/644e4637d1d8544fd9f56425bd6cec110e49301b</meta:generator>
    <meta:document-statistic meta:table-count="1" meta:cell-count="401" meta:object-count="0"/>
  </office:meta>
</office:document-meta>
</file>